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" draw:marker-end="Arrow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opacity="0%" draw:textarea-horizontal-align="justify" draw:textarea-vertical-align="middle" draw:auto-grow-height="false" draw:shadow-opacity="0%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9.5cm" svg:x="14.5cm" svg:y="2cm">
          <text:p text:style-name="P1">Attributes</text:p>
          <text:list text:style-name="L1">
            <text:list-item>
              <text:p text:style-name="P1"><text:s/>id</text:p>
            </text:list-item>
            <text:list-item>
              <text:p text:style-name="P1"><text:s/>name </text:p>
            </text:list-item>
            <text:list-item>
              <text:p text:style-name="P1"><text:s/>state</text:p>
            </text:list-item>
            <text:list-item>
              <text:p text:style-name="P1"><text:s/>exec_path</text:p>
            </text:list-item>
            <text:list-item>
              <text:p text:style-name="P1"><text:s/>argv_json</text:p>
            </text:list-item>
            <text:list-item>
              <text:p text:style-name="P1"><text:s/>env</text:p>
            </text:list-item>
            <text:list-item>
              <text:p text:style-name="P1"><text:s/>cwd</text:p>
            </text:list-item>
            <text:list-item>
              <text:p text:style-name="P1"><text:s/>stdin_input</text:p>
            </text:list-item>
            <text:list-item>
              <text:p text:style-name="P1"><text:s/>stdout_output</text:p>
            </text:list-item>
            <text:list-item>
              <text:p text:style-name="P1"><text:s/>stderr_output</text:p>
            </text:list-item>
            <text:list-item>
              <text:p text:style-name="P1"><text:s/>exit_code</text:p>
            </text:list-item>
            <text:list-item>
              <text:p text:style-name="P1"><text:s/>result_code</text:p>
            </text:list-item>
            <text:list-item>
              <text:p text:style-name="P1"><text:s/>start</text:p>
            </text:list-item>
            <text:list-item>
              <text:p text:style-name="P1"><text:s/>finish</text:p>
            </text:list-item>
            <text:list-item>
              <text:p text:style-name="P1"><text:s/>pid</text:p>
            </text:list-item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id="id1" draw:layer="layout" svg:width="2.5cm" svg:height="1cm" svg:x="1.5cm" svg:y="3cm">
          <text:p text:style-name="P2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2" draw:layer="layout" svg:width="1.5cm" svg:height="1cm" svg:x="8cm" svg:y="3cm">
          <text:p text:style-name="P2">RUN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id="id3" draw:layer="layout" svg:width="2.5cm" svg:height="1cm" svg:x="10.5cm" svg:y="6.5cm">
          <text:p text:style-name="P2">SUC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4" draw:layer="layout" svg:width="2.5cm" svg:height="1.5cm" svg:x="7.5cm" svg:y="7cm">
          <text:p text:style-name="P2">FAILU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4cm" svg:y1="3.5cm" svg:x2="8cm" svg:y2="3.5cm" draw:start-shape="id1" draw:start-glue-point="10" draw:end-shape="id2" svg:d="m4000 3500h4000">
          <text:p/>
        </draw:connector>
        <draw:connector draw:style-name="gr2" draw:text-style-name="P2" draw:layer="layout" draw:type="curve" svg:x1="9.5cm" svg:y1="3.5cm" svg:x2="11.75cm" svg:y2="6.5cm" draw:start-shape="id2" draw:start-glue-point="1" draw:end-shape="id3" draw:end-glue-point="4" svg:d="m9500 3500c1500 0 2250 1000 2250 3000">
          <text:p/>
        </draw:connector>
        <draw:connector draw:style-name="gr2" draw:text-style-name="P2" draw:layer="layout" draw:type="curve" svg:x1="8.75cm" svg:y1="4cm" svg:x2="8.75cm" svg:y2="7cm" draw:start-shape="id2" draw:start-glue-point="2" draw:end-shape="id4" draw:end-glue-point="4" svg:d="m8750 4000v3000">
          <text:p/>
        </draw:connector>
        <draw:frame draw:style-name="gr3" draw:layer="layout" svg:width="3.982cm" svg:height="0.645cm" svg:x="3.98cm" svg:y="2.775cm">
          <draw:text-box>
            <text:p><text:span text:style-name="T1">ProcessSMExecEvent</text:span></text:p>
          </draw:text-box>
        </draw:frame>
        <draw:connector draw:style-name="gr4" draw:text-style-name="P2" draw:layer="layout" draw:type="curve" svg:x1="7.5cm" svg:y1="7.75cm" svg:x2="3.634cm" svg:y2="3.854cm" draw:start-shape="id4" draw:start-glue-point="6" draw:end-shape="id1" draw:end-glue-point="9" svg:d="m7500 7750c-2578 0-3866-1298-3866-3896">
          <text:p/>
        </draw:connector>
        <draw:connector draw:style-name="gr2" draw:text-style-name="P2" draw:layer="layout" draw:type="curve" svg:x1="11.75cm" svg:y1="7.5cm" svg:x2="2.75cm" svg:y2="4cm" draw:start-shape="id3" draw:start-glue-point="8" draw:end-shape="id1" svg:d="m11750 7500c0 753-9000 2503-9000-3500">
          <text:p/>
        </draw:connector>
        <draw:frame draw:style-name="gr3" draw:text-style-name="P3" draw:layer="layout" svg:width="4.117cm" svg:height="0.645cm" svg:x="2.5cm" svg:y="7cm">
          <draw:text-box>
            <text:p><text:span text:style-name="T1">ProcessSMResetEvent</text:span></text:p>
          </draw:text-box>
        </draw:frame>
        <draw:custom-shape draw:style-name="gr5" draw:text-style-name="P2" draw:layer="layout" svg:width="7.5cm" svg:height="7.5cm" svg:x="6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5cm" svg:height="2cm" svg:x="6.5cm" svg:y="10cm">
          <text:p text:style-name="P2">Execute SM and process within EventQueue Thread</text:p>
          <draw:enhanced-geometry svg:viewBox="0 0 21600 21600" draw:text-areas="800 800 20800 20800" draw:type="round-rectangular-callout" draw:modifiers="17894.1811637672 -9445.277361319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tthew Grant</meta:initial-creator>
    <meta:creation-date>2011-03-29T15:54:15</meta:creation-date>
    <dc:date>2011-04-07T09:51:24</dc:date>
    <dc:creator>Matthew Grant</dc:creator>
    <meta:editing-duration>PT52H18M07S</meta:editing-duration>
    <meta:editing-cycles>15</meta:editing-cycles>
    <meta:generator>OpenOffice.org/3.2$Unix OpenOffice.org_project/320m19$Build-9505</meta:generator>
    <meta:printed-by>Matthew Grant</meta:printed-by>
    <meta:print-date>2011-04-07T09:23:29</meta:print-date>
    <meta:document-statistic meta:object-count="14"/>
  </office:meta>
</office:document-meta>
</file>